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fl-10instance-tra-373-1000res--1folds-0.001ridge-30w2vdim-17-09_11:1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3548047255241" calcext:value-type="float">
            <text:p>0.2435480473</text:p>
          </table:table-cell>
          <table:table-cell office:value-type="float" office:value="0.191132252967249" calcext:value-type="float">
            <text:p>0.191132253</text:p>
          </table:table-cell>
          <table:table-cell office:value-type="float" office:value="0.171268990169795" calcext:value-type="float">
            <text:p>0.1712689902</text:p>
          </table:table-cell>
          <table:table-cell office:value-type="float" office:value="0.257263499591733" calcext:value-type="float">
            <text:p>0.2572634996</text:p>
          </table:table-cell>
          <table:table-cell office:value-type="float" office:value="0.428954423592493" calcext:value-type="float">
            <text:p>0.4289544236</text:p>
          </table:table-cell>
          <table:table-cell office:value-type="float" office:value="0.494926788599006" calcext:value-type="float">
            <text:p>0.4949267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1796353908064" calcext:value-type="float">
            <text:p>0.2417963539</text:p>
          </table:table-cell>
          <table:table-cell office:value-type="float" office:value="0.201705640145451" calcext:value-type="float">
            <text:p>0.2017056401</text:p>
          </table:table-cell>
          <table:table-cell office:value-type="float" office:value="0.163650580875782" calcext:value-type="float">
            <text:p>0.1636505809</text:p>
          </table:table-cell>
          <table:table-cell office:value-type="float" office:value="0.244563368732923" calcext:value-type="float">
            <text:p>0.2445633687</text:p>
          </table:table-cell>
          <table:table-cell office:value-type="float" office:value="0.4343163538874" calcext:value-type="float">
            <text:p>0.4343163539</text:p>
          </table:table-cell>
          <table:table-cell office:value-type="float" office:value="0.495666882728062" calcext:value-type="float">
            <text:p>0.4956668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418658673726" calcext:value-type="float">
            <text:p>0.2441865867</text:p>
          </table:table-cell>
          <table:table-cell office:value-type="float" office:value="0.206874796015611" calcext:value-type="float">
            <text:p>0.206874796</text:p>
          </table:table-cell>
          <table:table-cell office:value-type="float" office:value="0.159830205540661" calcext:value-type="float">
            <text:p>0.1598302055</text:p>
          </table:table-cell>
          <table:table-cell office:value-type="float" office:value="0.24632953630837" calcext:value-type="float">
            <text:p>0.2463295363</text:p>
          </table:table-cell>
          <table:table-cell office:value-type="float" office:value="0.431635388739946" calcext:value-type="float">
            <text:p>0.4316353887</text:p>
          </table:table-cell>
          <table:table-cell office:value-type="float" office:value="0.495304229668253" calcext:value-type="float">
            <text:p>0.4953042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6930221916949" calcext:value-type="float">
            <text:p>0.2469302219</text:p>
          </table:table-cell>
          <table:table-cell office:value-type="float" office:value="0.211957524983258" calcext:value-type="float">
            <text:p>0.211957525</text:p>
          </table:table-cell>
          <table:table-cell office:value-type="float" office:value="0.180026809651475" calcext:value-type="float">
            <text:p>0.1800268097</text:p>
          </table:table-cell>
          <table:table-cell office:value-type="float" office:value="0.268880193969923" calcext:value-type="float">
            <text:p>0.268880194</text:p>
          </table:table-cell>
          <table:table-cell office:value-type="float" office:value="0.442359249329759" calcext:value-type="float">
            <text:p>0.4423592493</text:p>
          </table:table-cell>
          <table:table-cell office:value-type="float" office:value="0.496666431181101" calcext:value-type="float">
            <text:p>0.4966664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9479809571485" calcext:value-type="float">
            <text:p>0.2394798096</text:p>
          </table:table-cell>
          <table:table-cell office:value-type="float" office:value="0.204053101511894" calcext:value-type="float">
            <text:p>0.2040531015</text:p>
          </table:table-cell>
          <table:table-cell office:value-type="float" office:value="0.167046470062556" calcext:value-type="float">
            <text:p>0.1670464701</text:p>
          </table:table-cell>
          <table:table-cell office:value-type="float" office:value="0.248024750097462" calcext:value-type="float">
            <text:p>0.2480247501</text:p>
          </table:table-cell>
          <table:table-cell office:value-type="float" office:value="0.4343163538874" calcext:value-type="float">
            <text:p>0.4343163539</text:p>
          </table:table-cell>
          <table:table-cell office:value-type="float" office:value="0.495666882728062" calcext:value-type="float">
            <text:p>0.4956668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7493358420531" calcext:value-type="float">
            <text:p>0.2474933584</text:p>
          </table:table-cell>
          <table:table-cell office:value-type="float" office:value="0.216554237183729" calcext:value-type="float">
            <text:p>0.2165542372</text:p>
          </table:table-cell>
          <table:table-cell office:value-type="float" office:value="0.164030384271671" calcext:value-type="float">
            <text:p>0.1640303843</text:p>
          </table:table-cell>
          <table:table-cell office:value-type="float" office:value="0.247616982581558" calcext:value-type="float">
            <text:p>0.2476169826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0933344051603" calcext:value-type="float">
            <text:p>0.2409333441</text:p>
          </table:table-cell>
          <table:table-cell office:value-type="float" office:value="0.214776494261263" calcext:value-type="float">
            <text:p>0.2147764943</text:p>
          </table:table-cell>
          <table:table-cell office:value-type="float" office:value="0.159428060768543" calcext:value-type="float">
            <text:p>0.1594280608</text:p>
          </table:table-cell>
          <table:table-cell office:value-type="float" office:value="0.241785879737333" calcext:value-type="float">
            <text:p>0.2417858797</text:p>
          </table:table-cell>
          <table:table-cell office:value-type="float" office:value="0.4343163538874" calcext:value-type="float">
            <text:p>0.4343163539</text:p>
          </table:table-cell>
          <table:table-cell office:value-type="float" office:value="0.495666882728062" calcext:value-type="float">
            <text:p>0.49566688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2006148924417" calcext:value-type="float">
            <text:p>0.2420061489</text:p>
          </table:table-cell>
          <table:table-cell office:value-type="float" office:value="0.209584177397003" calcext:value-type="float">
            <text:p>0.2095841774</text:p>
          </table:table-cell>
          <table:table-cell office:value-type="float" office:value="0.165214477211796" calcext:value-type="float">
            <text:p>0.1652144772</text:p>
          </table:table-cell>
          <table:table-cell office:value-type="float" office:value="0.249636939577362" calcext:value-type="float">
            <text:p>0.2496369396</text:p>
          </table:table-cell>
          <table:table-cell office:value-type="float" office:value="0.42627345844504" calcext:value-type="float">
            <text:p>0.4262734584</text:p>
          </table:table-cell>
          <table:table-cell office:value-type="float" office:value="0.49453452566059" calcext:value-type="float">
            <text:p>0.49453452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876784712564" calcext:value-type="float">
            <text:p>0.2387678471</text:p>
          </table:table-cell>
          <table:table-cell office:value-type="float" office:value="0.204873625670564" calcext:value-type="float">
            <text:p>0.2048736257</text:p>
          </table:table-cell>
          <table:table-cell office:value-type="float" office:value="0.158601429848079" calcext:value-type="float">
            <text:p>0.1586014298</text:p>
          </table:table-cell>
          <table:table-cell office:value-type="float" office:value="0.242045639013075" calcext:value-type="float">
            <text:p>0.242045639</text:p>
          </table:table-cell>
          <table:table-cell office:value-type="float" office:value="0.42627345844504" calcext:value-type="float">
            <text:p>0.4262734584</text:p>
          </table:table-cell>
          <table:table-cell office:value-type="float" office:value="0.49453452566059" calcext:value-type="float">
            <text:p>0.49453452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4420286160857" calcext:value-type="float">
            <text:p>0.2444202862</text:p>
          </table:table-cell>
          <table:table-cell office:value-type="float" office:value="0.205945928980764" calcext:value-type="float">
            <text:p>0.205945929</text:p>
          </table:table-cell>
          <table:table-cell office:value-type="float" office:value="0.17153708668454" calcext:value-type="float">
            <text:p>0.1715370867</text:p>
          </table:table-cell>
          <table:table-cell office:value-type="float" office:value="0.256814552194494" calcext:value-type="float">
            <text:p>0.2568145522</text:p>
          </table:table-cell>
          <table:table-cell office:value-type="float" office:value="0.447721179624665" calcext:value-type="float">
            <text:p>0.4477211796</text:p>
          </table:table-cell>
          <table:table-cell office:value-type="float" office:value="0.497259414129249" calcext:value-type="float">
            <text:p>0.49725941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242956200407205" calcext:value-type="float">
            <text:p>0.2429562004</text:p>
          </table:table-cell>
          <table:table-cell/>
          <table:table-cell table:formula="of:=AVERAGE([.D2:.D11])" office:value-type="float" office:value="0.16606344950849" calcext:value-type="float">
            <text:p>0.1660634495</text:p>
          </table:table-cell>
          <table:table-cell/>
          <table:table-cell table:formula="of:=AVERAGE([.F2:.F11])" office:value-type="float" office:value="0.434584450402145" calcext:value-type="float">
            <text:p>0.4345844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11])" office:value-type="float" office:value="0.00291268711588427" calcext:value-type="float">
            <text:p>0.0029126871</text:p>
          </table:table-cell>
          <table:table-cell/>
          <table:table-cell table:formula="of:=STDEV([.D2:.D11])" office:value-type="float" office:value="0.00668530401673373" calcext:value-type="float">
            <text:p>0.006685304</text:p>
          </table:table-cell>
          <table:table-cell/>
          <table:table-cell table:formula="of:=STDEV([.F2:.F11])" office:value-type="float" office:value="0.00697394567118024" calcext:value-type="float">
            <text:p>0.00697394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8:13:58.976854833</dc:date>
    <dc:creator>Surender Kumar</dc:creator>
    <meta:editing-duration>PT42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